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, Arial" style:font-family-generic="swiss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2" style:family="paragraph" style:parent-style-name="Standard" style:list-style-name="WW8Num1">
      <style:paragraph-properties fo:margin-top="0in" fo:margin-bottom="0in" style:contextual-spacing="false" fo:line-height="150%"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officeooo:paragraph-rsid="00199f38" fo:hyphenate="true" fo:hyphenation-remain-char-count="2" fo:hyphenation-push-char-count="2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officeooo:paragraph-rsid="001a850d" fo:hyphenate="true" fo:hyphenation-remain-char-count="2" fo:hyphenation-push-char-count="2"/>
    </style:style>
    <style:style style:name="P6" style:family="paragraph" style:parent-style-name="Standard">
      <style:paragraph-properties fo:margin-top="0in" fo:margin-bottom="0in" style:contextual-spacing="false" fo:line-height="150%" fo:text-align="start" style:justify-single-word="false" fo:hyphenation-ladder-count="no-limit"/>
      <style:text-properties officeooo:paragraph-rsid="001a850d" fo:hyphenate="true" fo:hyphenation-remain-char-count="2" fo:hyphenation-push-char-count="2"/>
    </style:style>
    <style:style style:name="P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language="pt" fo:country="BR" fo:font-weight="bold" officeooo:paragraph-rsid="001a850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10" style:family="paragraph" style:parent-style-name="Standard" style:list-style-name="WW8Num1">
      <style:paragraph-properties fo:margin-top="0in" fo:margin-bottom="0in" style:contextual-spacing="false" fo:line-height="150%" fo:text-align="justify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11" style:family="paragraph" style:parent-style-name="Standard" style:list-style-name="WW8Num1">
      <style:paragraph-properties fo:margin-top="0in" fo:margin-bottom="0in" style:contextual-spacing="false" fo:line-height="150%" fo:text-align="justify" style:justify-single-word="false"/>
      <style:text-properties style:font-name="Arial" fo:font-size="12pt" fo:language="pt" fo:country="BR" officeooo:paragraph-rsid="001a850d" style:font-size-asian="12pt" style:font-name-complex="Arial" style:font-size-complex="12pt"/>
    </style:style>
    <style:style style:name="P12" style:family="paragraph" style:parent-style-name="Standard" style:list-style-name="WW8Num1">
      <style:paragraph-properties fo:margin-top="0in" fo:margin-bottom="0in" style:contextual-spacing="false" fo:line-height="150%" fo:text-align="justify" style:justify-single-word="false"/>
      <style:text-properties style:font-name="Arial" fo:font-size="12pt" fo:language="pt" fo:country="BR" officeooo:rsid="001a850d" officeooo:paragraph-rsid="001a850d" style:font-size-asian="12pt" style:font-name-complex="Arial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language="pt" fo:country="BR" style:font-name-asian="Times New Roman" style:font-size-asian="12pt" style:language-asian="en" style:country-asian="US" style:font-name-complex="Arial" style:font-size-complex="12pt" fo:hyphenate="true" fo:hyphenation-remain-char-count="2" fo:hyphenation-push-char-count="2"/>
    </style:style>
    <style:style style:name="P14" style:family="paragraph" style:parent-style-name="Standard">
      <style:paragraph-properties fo:margin-top="0in" fo:margin-bottom="0in" style:contextual-spacing="false" fo:line-height="150%" fo:text-align="start" style:justify-single-word="false" fo:hyphenation-ladder-count="no-limit"/>
      <style:text-properties style:font-name="Arial" fo:font-size="12pt" fo:language="pt" fo:country="BR" officeooo:paragraph-rsid="001a850d" style:font-name-asian="Times New Roman" style:font-size-asian="12pt" style:language-asian="en" style:country-asian="US" style:font-name-complex="Arial" style:font-size-complex="12pt" fo:hyphenate="true" fo:hyphenation-remain-char-count="2" fo:hyphenation-push-char-count="2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000000" style:font-name="Arial" fo:font-size="12pt" fo:language="pt" fo:country="BR" style:font-name-asian="Times New Roman" style:font-size-asian="12pt" style:language-asian="en" style:country-asian="US" style:font-name-complex="Arial" style:font-size-complex="12pt" fo:hyphenate="true" fo:hyphenation-remain-char-count="2" fo:hyphenation-push-char-count="2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000000" style:font-name="Arial" fo:font-size="12pt" fo:language="pt" fo:country="BR" officeooo:rsid="001a850d" officeooo:paragraph-rsid="001a850d" style:font-name-asian="Times New Roman" style:font-size-asian="12pt" style:language-asian="en" style:country-asian="US" style:font-name-complex="Arial" style:font-size-complex="12pt" fo:hyphenate="true" fo:hyphenation-remain-char-count="2" fo:hyphenation-push-char-count="2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000000" style:font-name="Arial" fo:font-size="12pt" fo:language="pt" fo:country="BR" style:text-underline-style="solid" style:text-underline-width="auto" style:text-underline-color="font-color" fo:font-weight="bold" style:font-name-asian="Times New Roman" style:font-size-asian="12pt" style:language-asian="en" style:country-asian="US" style:font-weight-asian="bold" style:font-name-complex="Arial" style:font-size-complex="12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000000" style:font-name="Arial" fo:font-size="12pt" fo:language="pt" fo:country="BR" style:text-underline-style="solid" style:text-underline-width="auto" style:text-underline-color="font-color" fo:font-weight="bold" officeooo:rsid="001a850d" officeooo:paragraph-rsid="001a850d" style:font-name-asian="Times New Roman" style:font-size-asian="12pt" style:language-asian="en" style:country-asian="US" style:font-weight-asian="bold" style:font-name-complex="Arial" style:font-size-complex="12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000000" style:font-name="Arial" fo:font-size="12pt" fo:language="pt" fo:country="BR" fo:font-weight="bold" style:font-name-asian="Times New Roman" style:font-size-asian="12pt" style:language-asian="en" style:country-asian="US" style:font-weight-asian="bold" style:font-name-complex="Arial" style:font-size-complex="12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000000" style:font-name="Arial" fo:font-size="12pt" fo:language="pt" fo:country="BR" fo:font-weight="bold" officeooo:paragraph-rsid="001a850d" style:font-name-asian="Times New Roman" style:font-size-asian="12pt" style:language-asian="en" style:country-asian="US" style:font-weight-asian="bold" style:font-name-complex="Arial" style:font-size-complex="12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 fo:hyphenation-ladder-count="no-limit"/>
      <style:text-properties officeooo:rsid="001a850d" officeooo:paragraph-rsid="001a850d" fo:hyphenate="true" fo:hyphenation-remain-char-count="2" fo:hyphenation-push-char-count="2"/>
    </style:style>
    <style:style style:name="P22" style:family="paragraph" style:parent-style-name="Standard" style:master-page-name="Standard">
      <style:paragraph-properties fo:margin-top="0in" fo:margin-bottom="0in" style:contextual-spacing="false" fo:line-height="150%" fo:text-align="justify" style:justify-single-word="false" style:page-number="auto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left="1in" fo:margin-right="0in" fo:margin-top="0in" fo:margin-bottom="0in" style:contextual-spacing="false" fo:line-height="150%" fo:text-align="justify" style:justify-single-word="false" fo:hyphenation-ladder-count="no-limit" fo:text-indent="0in" style:auto-text-indent="false" style:vertical-align="baseline"/>
      <style:text-properties fo:color="#000000" style:font-name="Arial" fo:font-size="12pt" fo:language="pt" fo:country="BR" style:font-name-asian="Times New Roman" style:font-size-asian="12pt" style:language-asian="en" style:country-asian="US" style:font-name-complex="Arial" style:font-size-complex="12pt" fo:hyphenate="true" fo:hyphenation-remain-char-count="2" fo:hyphenation-push-char-count="2"/>
    </style:style>
    <style:style style:name="P24" style:family="paragraph" style:parent-style-name="Standard">
      <style:paragraph-properties fo:margin-left="1in" fo:margin-right="0in" fo:margin-top="0in" fo:margin-bottom="0in" style:contextual-spacing="false" fo:line-height="150%" fo:text-align="justify" style:justify-single-word="false" fo:hyphenation-ladder-count="no-limit" fo:text-indent="0in" style:auto-text-indent="false" style:vertical-align="baseline"/>
      <style:text-properties fo:color="#000000" style:font-name="Arial" fo:font-size="12pt" fo:language="pt" fo:country="BR" officeooo:paragraph-rsid="001a850d" style:font-name-asian="Times New Roman" style:font-size-asian="12pt" style:language-asian="en" style:country-asian="US" style:font-name-complex="Arial" style:font-size-complex="12pt" fo:hyphenate="tru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f38" style:font-weight-asian="bold" style:font-weight-complex="bold"/>
    </style:style>
    <style:style style:name="T3" style:family="text">
      <style:text-properties style:font-name="Arial" fo:font-size="12pt" fo:language="pt" fo:country="BR" style:font-size-asian="12pt" style:font-name-complex="Arial" style:font-size-complex="12pt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size="12pt" fo:language="pt" fo:country="BR" style:font-name-asian="Times New Roman" style:font-size-asian="12pt" style:language-asian="en" style:country-asian="US" style:font-name-complex="Arial" style:font-size-complex="12pt"/>
    </style:style>
    <style:style style:name="T6" style:family="text">
      <style:text-properties fo:color="#000000" style:font-name="Arial" fo:font-size="12pt" fo:language="pt" fo:country="BR" officeooo:rsid="00199f38" style:font-name-asian="Times New Roman" style:font-size-asian="12pt" style:language-asian="en" style:country-asian="US" style:font-name-complex="Arial" style:font-size-complex="12pt"/>
    </style:style>
    <style:style style:name="T7" style:family="text">
      <style:text-properties fo:color="#000000" style:font-name="Arial" fo:font-size="12pt" fo:language="pt" fo:country="BR" officeooo:rsid="001a850d" style:font-name-asian="Times New Roman" style:font-size-asian="12pt" style:language-asian="en" style:country-asian="US" style:font-name-complex="Arial" style:font-size-complex="12pt"/>
    </style:style>
    <style:style style:name="T8" style:family="text">
      <style:text-properties fo:color="#000000" style:font-name="Arial" fo:font-size="12pt" fo:language="pt" fo:country="BR" officeooo:rsid="001b1ad9" style:font-name-asian="Times New Roman" style:font-size-asian="12pt" style:language-asian="en" style:country-asian="US" style:font-name-complex="Arial" style:font-size-complex="12pt"/>
    </style:style>
    <style:style style:name="T9" style:family="text">
      <style:text-properties fo:color="#000000" style:font-name="Arial" fo:font-size="12pt" fo:language="pt" fo:country="BR" fo:font-weight="bold" style:font-name-asian="Times New Roman" style:font-size-asian="12pt" style:language-asian="en" style:country-asian="US" style:font-weight-asian="bold" style:font-name-complex="Arial" style:font-size-complex="12pt" style:font-weight-complex="bold"/>
    </style:style>
    <style:style style:name="T10" style:family="text">
      <style:text-properties fo:color="#000000" style:font-name="Arial" fo:font-size="12pt" fo:language="pt" fo:country="BR" fo:font-weight="bold" officeooo:rsid="00199f38" style:font-name-asian="Times New Roman" style:font-size-asian="12pt" style:language-asian="en" style:country-asian="US" style:font-weight-asian="bold" style:font-name-complex="Arial" style:font-size-complex="12pt" style:font-weight-complex="bold"/>
    </style:style>
    <style:style style:name="T11" style:family="text">
      <style:text-properties fo:color="#000000" officeooo:rsid="001a850d"/>
    </style:style>
    <style:style style:name="T12" style:family="text">
      <style:text-properties officeooo:rsid="00199f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esafio <text:span text:style-name="T12">6</text:span></text:p>
      <text:p text:style-name="P7"/>
      <text:p text:style-name="P9"><text:span text:style-name="T1">PLACA </text:span><text:span text:style-name="T2">FMC_ADC</text:span></text:p>
      <text:p text:style-name="P9"><text:span text:style-name="T2"/></text:p>
      <text:p text:style-name="P4"><text:span text:style-name="T5">Procedimentos necessários para funcionamento dos testes da placa </text:span><text:span text:style-name="T10">FMC_ADC</text:span><text:span text:style-name="T5">. Deve-se </text:span><text:span text:style-name="T6">conectar a placa FMC_ADC em algum dos slots e</text:span><text:span text:style-name="T5"> ligar a placa AFC em uma fonte de tensão, cuja entrada é 12V com corrente limitada em até 1.5A</text:span><text:span text:style-name="T6">.</text:span></text:p>
      <text:p text:style-name="P3"><text:span text:style-name="T5">Deve-se ter o software Vivado (201</text:span><text:span text:style-name="T6">5.1</text:span><text:span text:style-name="T5"> ou acima) e os drivers instalados.</text:span></text:p>
      <text:p text:style-name="P15">Sistema operacional preferencial: <text:span text:style-name="T12">Windows 7 ou </text:span>Ubuntu 14 ou Debian 8.</text:p>
      <text:p text:style-name="P13"/>
      <text:p text:style-name="P17">Teste <text:span text:style-name="T12">de Aquisição de dados ADC</text:span></text:p>
      <text:p text:style-name="P19"/>
      <text:p text:style-name="P3"><text:span text:style-name="T9">Objetivos:</text:span><text:span text:style-name="T5"> </text:span></text:p>
      <text:p text:style-name="P15">Executar <text:span text:style-name="T12">a leitura da corrente de entrada nos canais da placa FMC</text:span>.</text:p>
      <text:p text:style-name="P19"/>
      <text:p text:style-name="P3"><text:span text:style-name="T9">Descrição:</text:span><text:span text:style-name="T5"> </text:span></text:p>
      <text:p text:style-name="P6"><text:span text:style-name="T5">Utilizando o software Vivado, foi criado um firmware que instancia módulos na FPGA, tal como gerenciador de clock, barramento AXI, o softcore Microblaze e o </text:span><text:span text:style-name="T6">controlador do ADC</text:span><text:span text:style-name="T5">. Este último tem como objetivo estabelecer </text:span><text:span text:style-name="T6">um</text:span><text:span text:style-name="T5">a </text:span><text:span text:style-name="T6">comunicação </text:span><text:span text:style-name="T5">entre </text:span><text:span text:style-name="T6">a FPGA</text:span><text:span text:style-name="T5"> e o </text:span><text:span text:style-name="T6">CI do ADC presente na placa FMC</text:span><text:span text:style-name="T5">. </text:span><text:span text:style-name="T6">A</text:span><text:span text:style-name="T5">lém disso, com o uso do Microblaze é possível criar uma rotina de testes em linguagem C, </text:span><text:span text:style-name="T6">tratando os dados aquisitados pela placa FMC e podendo, eventualmente, guarda-los em memórias pré-instanciadas(EEPROM e DDR3), </text:span><text:span text:style-name="T8">implementando-as via Xilinx SDK</text:span><text:span text:style-name="T5">.<text:line-break/>A execução do teste é feita em várias etapas </text:span><text:span text:style-name="T7">a partir da execução de scripts automatizados em Batch para Windows e Bash para sistemas Unix, que, ao ser executado, terminais se abrem e exibem o valor de corrente nos canais. </text:span></text:p>
      <text:p text:style-name="P21"><text:span text:style-name="T5">Obs.: Os terminais apenas exibem os valores de corrente nos canais de apenas um slot de cada vez.</text:span></text:p>
      <text:p text:style-name="P6"/>
      <text:p text:style-name="P6"/>
      <text:p text:style-name="P23"/>
      <text:p text:style-name="P19"><text:soft-page-break/>Procedimento de testes:</text:p>
      <text:p text:style-name="P14"><text:span text:style-name="T4">Conectar o cabo JTAG à placa AFC ao computador, via porta USB. Em seguida, rodar o </text:span><text:span text:style-name="T11">script “programFPGA”</text:span><text:span text:style-name="T4">. </text:span><text:span text:style-name="T11">A seguir, executar alguns dos scripts “slot1_relayon”</text:span><text:span text:style-name="T4"> </text:span><text:span text:style-name="T11">ou “slot1_relayoff” ou “slot2_relayon” ou “slot2_relayoff”</text:span><text:span text:style-name="T4">.<text:line-break/></text:span><text:span text:style-name="T11">Assim, abrirão terminais que exibirão os valores de corrente dos canais em um slot. <text:line-break/>Slot1 refere-se ao slot mais afastado da FPGA.<text:line-break/>Slot2 refere-se ao slot mais próximo.</text:span></text:p>
      <text:p text:style-name="P7">Material:</text:p>
      <text:list xml:id="list2010748006095352783" text:style-name="WW8Num1">
        <text:list-item>
          <text:p text:style-name="P10">Placa AFC</text:p>
        </text:list-item>
        <text:list-item>
          <text:p text:style-name="P12">Placa FMC</text:p>
        </text:list-item>
        <text:list-item>
          <text:p text:style-name="P12">Fonte de Corrente com Cabos para entrada nos canais da FMC</text:p>
        </text:list-item>
        <text:list-item>
          <text:p text:style-name="P10">Computador</text:p>
        </text:list-item>
        <text:list-item>
          <text:p text:style-name="P2"><text:span text:style-name="T3">JTAG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, Arial" style:font-family-generic="swiss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FreeSans1" style:font-family-complex="FreeSans, 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Arial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fo:language="pt" fo:country="BR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1" style:display-name="Default Paragraph Font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46in" fo:margin-bottom="0.9846in" fo:margin-left="1.1811in" fo:margin-right="1.181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CARDILLO</meta:initial-creator>
    <meta:creation-date>2017-08-23T15:17:00</meta:creation-date>
    <dc:date>2018-01-25T13:07:19.763533597</dc:date>
    <meta:editing-cycles>3</meta:editing-cycles>
    <meta:editing-duration>PT8M</meta:editing-duration>
    <meta:document-statistic meta:table-count="0" meta:image-count="0" meta:object-count="0" meta:page-count="2" meta:paragraph-count="19" meta:word-count="313" meta:character-count="1875" meta:non-whitespace-character-count="1582"/>
    <meta:generator>LibreOffice/4.2.8.2$Linux_X86_64 LibreOffice_project/420m0$Build-2</meta:generator>
  </office:meta>
</office:document-meta>
</file>